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float" office:value="0.048782" calcext:value-type="float">
            <text:p>0,048782</text:p>
          </table:table-cell>
        </table:table-row>
        <table:table-row table:style-name="ro1">
          <table:table-cell office:value-type="float" office:value="0.052932" calcext:value-type="float">
            <text:p>0,052932</text:p>
          </table:table-cell>
        </table:table-row>
        <table:table-row table:style-name="ro1">
          <table:table-cell office:value-type="float" office:value="0.078994" calcext:value-type="float">
            <text:p>0,078994</text:p>
          </table:table-cell>
        </table:table-row>
        <table:table-row table:style-name="ro1">
          <table:table-cell office:value-type="float" office:value="0.035144" calcext:value-type="float">
            <text:p>0,035144</text:p>
          </table:table-cell>
        </table:table-row>
        <table:table-row table:style-name="ro1">
          <table:table-cell office:value-type="float" office:value="0.047254" calcext:value-type="float">
            <text:p>0,047254</text:p>
          </table:table-cell>
        </table:table-row>
        <table:table-row table:style-name="ro1">
          <table:table-cell office:value-type="float" office:value="0.037211" calcext:value-type="float">
            <text:p>0,037211</text:p>
          </table:table-cell>
        </table:table-row>
        <table:table-row table:style-name="ro1">
          <table:table-cell office:value-type="float" office:value="0.060812" calcext:value-type="float">
            <text:p>0,060812</text:p>
          </table:table-cell>
        </table:table-row>
        <table:table-row table:style-name="ro1">
          <table:table-cell office:value-type="float" office:value="0.05268" calcext:value-type="float">
            <text:p>0,05268</text:p>
          </table:table-cell>
        </table:table-row>
        <table:table-row table:style-name="ro1">
          <table:table-cell office:value-type="float" office:value="0.082784" calcext:value-type="float">
            <text:p>0,082784</text:p>
          </table:table-cell>
        </table:table-row>
        <table:table-row table:style-name="ro1">
          <table:table-cell office:value-type="float" office:value="0.048854" calcext:value-type="float">
            <text:p>0,048854</text:p>
          </table:table-cell>
        </table:table-row>
        <table:table-row table:style-name="ro1">
          <table:table-cell/>
        </table:table-row>
        <table:table-row table:style-name="ro1">
          <table:table-cell table:formula="of:=SUM([.A1:.A10]) / 10" office:value-type="float" office:value="0.0545447" calcext:value-type="float">
            <text:p>0,05454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.00.0000</text:date>, <text:time style:data-style-name="N2" text:time-value="22:52:51.58536372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21:43:12.769484733</meta:creation-date>
    <dc:date>2022-05-20T22:53:39.874428989</dc:date>
    <meta:editing-duration>PT3H4M59S</meta:editing-duration>
    <meta:editing-cycles>11</meta:editing-cycles>
    <meta:generator>LibreOffice/6.4.7.2$Linux_X86_64 LibreOffice_project/40$Build-2</meta:generator>
    <meta:document-statistic meta:table-count="1" meta:cell-count="11" meta:object-count="0"/>
  </office:meta>
</office:document-meta>
</file>